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H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2019-12-01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2020-04-01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3:z23&quot;; 2020)" table:style-name="transparent_default"/>
          <table:table-cell table:formula="=HYPERLINK(&quot;#B1 Tax.a23:z23&quot;; &quot;B1&quot;)" table:style-name="transparent_default"/>
          <table:table-cell table:formula="=HYPERLINK(&quot;#B1 Tax.a23:z23&quot;; 97.0000000000000000)" table:style-name="transparent_fiat"/>
          <table:table-cell table:formula="=HYPERLINK(&quot;#B1 Tax.a23:z23&quot;; &quot;SHORT&quot;)" table:style-name="transparent_default"/>
          <table:table-cell table:formula="=HYPERLINK(&quot;#B1 Tax.a23:z23&quot;; &quot;SELL&quot;)" table:style-name="transparent_default"/>
          <table:table-cell table:formula="=HYPERLINK(&quot;#B1 Tax.a23:z23&quot;; 10.00000000000)" table:style-name="transparent_crypto"/>
          <table:table-cell table:formula="=HYPERLINK(&quot;#B1 Tax.a23:z23&quot;; 198.0000000000000000)" table:style-name="transparent_fiat"/>
          <table:table-cell table:formula="=HYPERLINK(&quot;#B1 Tax.a23:z23&quot;; 101.0000000000000000)" table:style-name="transparent_fiat"/>
          <table:table-cell/>
        </table:table-row>
        <table:table-row>
          <table:table-cell table:formula="=HYPERLINK(&quot;#B2 Tax.a23:z23&quot;; 2020)" table:style-name="transparent_default"/>
          <table:table-cell table:formula="=HYPERLINK(&quot;#B2 Tax.a23:z23&quot;; &quot;B2&quot;)" table:style-name="transparent_default"/>
          <table:table-cell table:formula="=HYPERLINK(&quot;#B2 Tax.a23:z23&quot;; 121.25000000000000000)" table:style-name="transparent_fiat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12.50000000000)" table:style-name="transparent_crypto"/>
          <table:table-cell table:formula="=HYPERLINK(&quot;#B2 Tax.a23:z23&quot;; 247.50000000000000000)" table:style-name="transparent_fiat"/>
          <table:table-cell table:formula="=HYPERLINK(&quot;#B2 Tax.a23:z23&quot;; 126.25000000000000000)" table:style-name="transparent_fiat"/>
          <table:table-cell/>
        </table:table-row>
        <table:table-row>
          <table:table-cell table:formula="=HYPERLINK(&quot;#B3 Tax.a33:z33&quot;; 2020)" table:style-name="transparent_default"/>
          <table:table-cell table:formula="=HYPERLINK(&quot;#B3 Tax.a33:z33&quot;; &quot;B3&quot;)" table:style-name="transparent_default"/>
          <table:table-cell table:formula="=HYPERLINK(&quot;#B3 Tax.a33:z33&quot;; 0E-15)" table:style-name="transparent_fiat"/>
          <table:table-cell table:formula="=HYPERLINK(&quot;#B3 Tax.a33:z33&quot;; &quot;SHORT&quot;)" table:style-name="transparent_default"/>
          <table:table-cell table:formula="=HYPERLINK(&quot;#B3 Tax.a33:z33&quot;; &quot;SELL&quot;)" table:style-name="transparent_default"/>
          <table:table-cell table:formula="=HYPERLINK(&quot;#B3 Tax.a33:z33&quot;; 2.00000000000)" table:style-name="transparent_crypto"/>
          <table:table-cell table:formula="=HYPERLINK(&quot;#B3 Tax.a33:z33&quot;; 25000.000000000000000)" table:style-name="transparent_fiat"/>
          <table:table-cell table:formula="=HYPERLINK(&quot;#B3 Tax.a33:z33&quot;; 25000.000000000000000)" table:style-name="transparent_fiat"/>
          <table:table-cell/>
        </table:table-row>
        <table:table-row>
          <table:table-cell table:formula="=HYPERLINK(&quot;#B3 Tax.a33:z33&quot;; 2020)" table:style-name="transparent_default"/>
          <table:table-cell table:formula="=HYPERLINK(&quot;#B3 Tax.a33:z33&quot;; &quot;B3&quot;)" table:style-name="transparent_default"/>
          <table:table-cell table:formula="=HYPERLINK(&quot;#B3 Tax.a33:z33&quot;; 13000.000000000000000)" table:style-name="transparent_fiat"/>
          <table:table-cell table:formula="=HYPERLINK(&quot;#B3 Tax.a33:z33&quot;; &quot;SHORT&quot;)" table:style-name="transparent_default"/>
          <table:table-cell table:formula="=HYPERLINK(&quot;#B3 Tax.a33:z33&quot;; &quot;INTEREST&quot;)" table:style-name="transparent_default"/>
          <table:table-cell table:formula="=HYPERLINK(&quot;#B3 Tax.a33:z33&quot;; 1.00000000000)" table:style-name="transparent_crypto"/>
          <table:table-cell table:formula="=HYPERLINK(&quot;#B3 Tax.a33:z33&quot;; 13000.000000000000000)" table:style-name="transparent_fiat"/>
          <table:table-cell table:formula="=HYPERLINK(&quot;#B3 Tax.a33:z33&quot;; 0)" table:style-name="transparent_fiat"/>
          <table:table-cell/>
        </table:table-row>
        <table:table-row>
          <table:table-cell table:formula="=HYPERLINK(&quot;#B3 Tax.a30:z30&quot;; 2019)" table:style-name="transparent_default"/>
          <table:table-cell table:formula="=HYPERLINK(&quot;#B3 Tax.a30:z30&quot;; &quot;B3&quot;)" table:style-name="transparent_default"/>
          <table:table-cell table:formula="=HYPERLINK(&quot;#B3 Tax.a30:z30&quot;; 13600.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SELL&quot;)" table:style-name="transparent_default"/>
          <table:table-cell table:formula="=HYPERLINK(&quot;#B3 Tax.a30:z30&quot;; 2.00000000000)" table:style-name="transparent_crypto"/>
          <table:table-cell table:formula="=HYPERLINK(&quot;#B3 Tax.a30:z30&quot;; 21000.000000000000000)" table:style-name="transparent_fiat"/>
          <table:table-cell table:formula="=HYPERLINK(&quot;#B3 Tax.a30:z30&quot;; 7400.00000000000)" table:style-name="transparent_fiat"/>
          <table:table-cell/>
        </table:table-row>
        <table:table-row>
          <table:table-cell table:formula="=HYPERLINK(&quot;#B3 Tax.a30:z30&quot;; 2019)" table:style-name="transparent_default"/>
          <table:table-cell table:formula="=HYPERLINK(&quot;#B3 Tax.a30:z30&quot;; &quot;B3&quot;)" table:style-name="transparent_default"/>
          <table:table-cell table:formula="=HYPERLINK(&quot;#B3 Tax.a30:z30&quot;; 8774.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MOVE&quot;)" table:style-name="transparent_default"/>
          <table:table-cell table:formula="=HYPERLINK(&quot;#B3 Tax.a30:z30&quot;; 0.82000000000)" table:style-name="transparent_crypto"/>
          <table:table-cell table:formula="=HYPERLINK(&quot;#B3 Tax.a30:z30&quot;; 11808.0000000000000000)" table:style-name="transparent_fiat"/>
          <table:table-cell table:formula="=HYPERLINK(&quot;#B3 Tax.a30:z30&quot;; 3034.00000000000)" table:style-name="transparent_fiat"/>
          <table:table-cell/>
        </table:table-row>
        <table:table-row>
          <table:table-cell table:formula="=HYPERLINK(&quot;#B3 Tax.a30:z30&quot;; 2019)" table:style-name="transparent_default"/>
          <table:table-cell table:formula="=HYPERLINK(&quot;#B3 Tax.a30:z30&quot;; &quot;B3&quot;)" table:style-name="transparent_default"/>
          <table:table-cell table:formula="=HYPERLINK(&quot;#B3 Tax.a30:z30&quot;; 12000.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INTEREST&quot;)" table:style-name="transparent_default"/>
          <table:table-cell table:formula="=HYPERLINK(&quot;#B3 Tax.a30:z30&quot;; 1.00000000000)" table:style-name="transparent_crypto"/>
          <table:table-cell table:formula="=HYPERLINK(&quot;#B3 Tax.a30:z30&quot;; 12000.000000000000000)" table:style-name="transparent_fiat"/>
          <table:table-cell table:formula="=HYPERLINK(&quot;#B3 Tax.a30:z30&quot;; 0)" table:style-name="transparent_fiat"/>
          <table:table-cell/>
        </table:table-row>
        <table:table-row>
          <table:table-cell table:formula="=HYPERLINK(&quot;#B4 Tax.a23:z23&quot;; 2020)" table:style-name="transparent_default"/>
          <table:table-cell table:formula="=HYPERLINK(&quot;#B4 Tax.a23:z23&quot;; &quot;B4&quot;)" table:style-name="transparent_default"/>
          <table:table-cell table:formula="=HYPERLINK(&quot;#B4 Tax.a23:z23&quot;; 28.800000000000000000)" table:style-name="transparent_fiat"/>
          <table:table-cell table:formula="=HYPERLINK(&quot;#B4 Tax.a23:z23&quot;; &quot;SHORT&quot;)" table:style-name="transparent_default"/>
          <table:table-cell table:formula="=HYPERLINK(&quot;#B4 Tax.a23:z23&quot;; &quot;FEE&quot;)" table:style-name="transparent_default"/>
          <table:table-cell table:formula="=HYPERLINK(&quot;#B4 Tax.a23:z23&quot;; 3.00000000000)" table:style-name="transparent_crypto"/>
          <table:table-cell table:formula="=HYPERLINK(&quot;#B4 Tax.a23:z23&quot;; 60.000000000000000000)" table:style-name="transparent_fiat"/>
          <table:table-cell table:formula="=HYPERLINK(&quot;#B4 Tax.a23:z23&quot;; 31.200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9.9" office:value-type="float" table:style-name="taxable_event_crypto"/>
          <table:table-cell office:value="0.1" office:value-type="float" table:style-name="taxable_event_crypto"/>
          <table:table-cell office:value="198.0" office:value-type="float" table:style-name="highlighted_fiat"/>
          <table:table-cell office:value="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97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0.0" office:value-type="float" table:style-name="transparent_crypto"/>
          <table:table-cell office:value="198.0" office:value-type="float" table:style-name="taxable_event_fiat"/>
          <table:table-cell office:value="10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97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:z10&quot;; &quot;2020-02-12 17:50:00+00:00&quot;)" table:style-name="taxable_event_default"/>
          <table:table-cell table:formula="=HYPERLINK(&quot;#B1 In-Out.a10:z10&quot;; &quot;OUT / SELL&quot;)" table:style-name="taxable_event_default"/>
          <table:table-cell table:formula="=HYPERLINK(&quot;#B1 In-Out.a10:z10&quot;; 1)" table:style-name="taxable_event_percent"/>
          <table:table-cell table:formula="=HYPERLINK(&quot;#B1 In-Out.a10:z10&quot;; 198.0000000000000000)" table:style-name="highlighted_fiat"/>
          <table:table-cell table:formula="=HYPERLINK(&quot;#B1 In-Out.a10:z10&quot;; 20.00000000000)" table:style-name="taxable_event_fiat"/>
          <table:table-cell table:formula="=HYPERLINK(&quot;#B1 In-Out.a10:z10&quot;; &quot;&quot;)" table:style-name="taxable_event_fiat"/>
          <table:table-cell table:formula="=HYPERLINK(&quot;#B1 In-Out.a10:z10&quot;; &quot;1/1: 10.00000000 of 10.0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1)" table:style-name="acquired_lot_percent"/>
          <table:table-cell table:formula="=HYPERLINK(&quot;#B1 In-Out.a4:z4&quot;; 101.0000000000000000)" table:style-name="acquired_lot_fiat"/>
          <table:table-cell table:formula="=HYPERLINK(&quot;#B1 In-Out.a4:z4&quot;; 1.00000000000)" table:style-name="acquired_lot_fiat"/>
          <table:table-cell table:formula="=HYPERLINK(&quot;#B1 In-Out.a4:z4&quot;; 101.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1: 10.00000000 of 10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acquired_lot_percent"/>
          <table:table-cell office:value-type="string" table:style-name="transparent_default">
            <text:p>2020-02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2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49.5" office:value-type="float" table:style-name="highlighted_fiat"/>
          <table:table-cell office:value="0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12.375" office:value-type="float" table:style-name="taxable_event_crypto"/>
          <table:table-cell office:value="0.125" office:value-type="float" table:style-name="taxable_event_crypto"/>
          <table:table-cell office:value="198.0" office:value-type="float" table:style-name="highlighted_fiat"/>
          <table:table-cell office:value="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21.2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2.5" office:value-type="float" table:style-name="transparent_crypto"/>
          <table:table-cell office:value="247.5" office:value-type="float" table:style-name="taxable_event_fiat"/>
          <table:table-cell office:value="126.2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20.0" office:value-type="float" table:style-name="transparent_crypto"/>
          <table:table-cell office:value="12.5" office:value-type="float" table:style-name="transparent_crypto"/>
          <table:table-cell office:value="0.0" office:value-type="float" table:style-name="transparent_crypto"/>
          <table:table-cell office:value="7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7.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1:z11&quot;; &quot;2020-02-11 17:50:00+00:00&quot;)" table:style-name="taxable_event_default"/>
          <table:table-cell table:formula="=HYPERLINK(&quot;#B2 In-Out.a11:z11&quot;; &quot;OUT / SELL&quot;)" table:style-name="taxable_event_default"/>
          <table:table-cell table:formula="=HYPERLINK(&quot;#B2 In-Out.a11:z11&quot;; 1)" table:style-name="taxable_event_percent"/>
          <table:table-cell table:formula="=HYPERLINK(&quot;#B2 In-Out.a11:z11&quot;; 49.50000000000000000)" table:style-name="highlighted_fiat"/>
          <table:table-cell table:formula="=HYPERLINK(&quot;#B2 In-Out.a11:z11&quot;; 20.00000000000)" table:style-name="taxable_event_fiat"/>
          <table:table-cell table:formula="=HYPERLINK(&quot;#B2 In-Out.a11:z11&quot;; &quot;&quot;)" table:style-name="taxable_event_fiat"/>
          <table:table-cell table:formula="=HYPERLINK(&quot;#B2 In-Out.a11:z11&quot;; &quot;1/1: 2.50000000 of 2.5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25)" table:style-name="acquired_lot_percent"/>
          <table:table-cell table:formula="=HYPERLINK(&quot;#B2 In-Out.a4:z4&quot;; 25.25000000000000000)" table:style-name="acquired_lot_fiat"/>
          <table:table-cell table:formula="=HYPERLINK(&quot;#B2 In-Out.a4:z4&quot;; 0.2500000000000)" table:style-name="acquired_lot_fiat"/>
          <table:table-cell table:formula="=HYPERLINK(&quot;#B2 In-Out.a4:z4&quot;; 25.25000000000000000)" table:style-name="highlighted_fiat"/>
          <table:table-cell table:formula="=HYPERLINK(&quot;#B2 In-Out.a4:z4&quot;; 1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7.5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2.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75)" table:style-name="taxable_event_alt_percent"/>
          <table:table-cell table:formula="=HYPERLINK(&quot;#B2 In-Out.a12:z12&quot;; 148.5000000000000000)" table:style-name="highlighted_fiat"/>
          <table:table-cell table:formula="=HYPERLINK(&quot;#B2 In-Out.a12:z12&quot;; 2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1/2: 7.50000000 of 10.0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75)" table:style-name="acquired_lot_percent"/>
          <table:table-cell table:formula="=HYPERLINK(&quot;#B2 In-Out.a4:z4&quot;; 75.75000000000000000)" table:style-name="acquired_lot_fiat"/>
          <table:table-cell table:formula="=HYPERLINK(&quot;#B2 In-Out.a4:z4&quot;; 0.7500000000000)" table:style-name="acquired_lot_fiat"/>
          <table:table-cell table:formula="=HYPERLINK(&quot;#B2 In-Out.a4:z4&quot;; 75.75000000000000000)" table:style-name="highlighted_fiat"/>
          <table:table-cell table:formula="=HYPERLINK(&quot;#B2 In-Out.a4:z4&quot;; 1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2: 7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1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25)" table:style-name="taxable_event_alt_percent"/>
          <table:table-cell table:formula="=HYPERLINK(&quot;#B2 In-Out.a12:z12&quot;; 49.50000000000000000)" table:style-name="highlighted_fiat"/>
          <table:table-cell table:formula="=HYPERLINK(&quot;#B2 In-Out.a12:z12&quot;; 2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2/2: 2.50000000 of 10.00000000 B2&quot;)" table:style-name="taxable_event_note_default"/>
          <table:table-cell table:formula="=HYPERLINK(&quot;#B2 In-Out.a5:z5&quot;; &quot;2020-02-01 08:41:00+00:00&quot;)" table:style-name="acquired_lot_alt_default"/>
          <table:table-cell table:formula="=HYPERLINK(&quot;#B2 In-Out.a5:z5&quot;; 0.25)" table:style-name="acquired_lot_alt_percent"/>
          <table:table-cell table:formula="=HYPERLINK(&quot;#B2 In-Out.a5:z5&quot;; 25.25000000000000000)" table:style-name="acquired_lot_alt_fiat"/>
          <table:table-cell table:formula="=HYPERLINK(&quot;#B2 In-Out.a5:z5&quot;; 0.2500000000000)" table:style-name="acquired_lot_alt_fiat"/>
          <table:table-cell table:formula="=HYPERLINK(&quot;#B2 In-Out.a5:z5&quot;; 25.25000000000000000)" table:style-name="highlighted_fiat"/>
          <table:table-cell table:formula="=HYPERLINK(&quot;#B2 In-Out.a5:z5&quot;; 1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1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12-3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12000.0" office:value-type="float" table:style-name="taxable_event_fiat"/>
          <table:table-cell office:value="12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20-02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3000.0" office:value-type="float" table:style-name="taxable_event_border_fiat"/>
          <table:table-cell office:value="1.0" office:value-type="float" table:style-name="taxable_event_border_crypto"/>
          <table:table-cell office:value="5.0" office:value-type="float" table:style-name="taxable_event_border_crypto"/>
          <table:table-cell office:value="0.0" office:value-type="float" table:style-name="taxable_event_border_fiat"/>
          <table:table-cell office:value="13000.0" office:value-type="float" table:style-name="taxable_event_border_fiat"/>
          <table:table-cell office:value="13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DONATE</text:p>
          </table:table-cell>
          <table:table-cell office:value="14000.0" office:value-type="float" table:style-name="transparent_fiat"/>
          <table:table-cell office:value="3.0" office:value-type="float" table:style-name="transparent_crypto"/>
          <table:table-cell office:value="8.0" office:value-type="float" table:style-name="transparent_crypto"/>
          <table:table-cell office:value="400.0" office:value-type="float" table:style-name="transparent_fiat"/>
          <table:table-cell office:value="42000.0" office:value-type="float" table:style-name="transparent_fiat"/>
          <table:table-cell office:value="42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2.0" office:value-type="float" table:style-name="taxable_event_crypto"/>
          <table:table-cell office:value="0.0" office:value-type="float" table:style-name="taxable_event_crypto"/>
          <table:table-cell office:value="1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1-11 07:10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0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crypto"/>
          <table:table-cell office:value="12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3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crypto"/>
          <table:table-cell office:value="13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1.0" office:value-type="float" table:style-name="taxable_event_crypto"/>
          <table:table-cell office:value="0.18" office:value-type="float" table:style-name="taxable_event_crypto"/>
          <table:table-cell office:value="0.82" office:value-type="float" table:style-name="taxable_event_crypto"/>
          <table:table-cell office:value="0.82" office:value-type="float" table:style-name="taxable_event_crypto"/>
          <table:table-cell office:value="1180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0" office:value-type="float" table:style-name="transparent_crypto"/>
          <table:table-cell office:value="25000.0" office:value-type="float" table:style-name="taxable_event_fiat"/>
          <table:table-cell office:value="25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136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2.0" office:value-type="float" table:style-name="transparent_border_crypto"/>
          <table:table-cell office:value="21000.0" office:value-type="float" table:style-name="taxable_event_border_fiat"/>
          <table:table-cell office:value="7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877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82" office:value-type="float" table:style-name="transparent_crypto"/>
          <table:table-cell office:value="11808.0" office:value-type="float" table:style-name="taxable_event_fiat"/>
          <table:table-cell office:value="303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12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2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6.0" office:value-type="float" table:style-name="transparent_crypto"/>
          <table:table-cell office:value="4.0" office:value-type="float" table:style-name="transparent_crypto"/>
          <table:table-cell office:value="0.0" office:value-type="float" table:style-name="transparent_crypto"/>
          <table:table-cell office:value="2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18" office:value-type="float" table:style-name="transparent_crypto"/>
          <table:table-cell office:value="0.1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1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9812.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7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2:z12&quot;; &quot;2019-12-11 19:58:00+00:00&quot;)" table:style-name="taxable_event_default"/>
          <table:table-cell table:formula="=HYPERLINK(&quot;#B3 In-Out.a12:z12&quot;; &quot;OUT / SELL&quot;)" table:style-name="taxable_event_default"/>
          <table:table-cell table:formula="=HYPERLINK(&quot;#B3 In-Out.a12:z12&quot;; 1)" table:style-name="taxable_event_percent"/>
          <table:table-cell table:formula="=HYPERLINK(&quot;#B3 In-Out.a12:z12&quot;; 11000.000000000000000)" table:style-name="highlighted_fiat"/>
          <table:table-cell table:formula="=HYPERLINK(&quot;#B3 In-Out.a12:z12&quot;; 11000.00000000000)" table:style-name="taxable_event_fiat"/>
          <table:table-cell table:formula="=HYPERLINK(&quot;#B3 In-Out.a12:z12&quot;; &quot;&quot;)" table:style-name="taxable_event_fiat"/>
          <table:table-cell table:formula="=HYPERLINK(&quot;#B3 In-Out.a12:z12&quot;; &quot;1/1: 1.00000000 of 1.00000000 B3&quot;)" table:style-name="taxable_event_note_default"/>
          <table:table-cell table:formula="=HYPERLINK(&quot;#B3 In-Out.a5:z5&quot;; &quot;2019-01-01 08:41:00+00:00&quot;)" table:style-name="acquired_lot_default"/>
          <table:table-cell table:formula="=HYPERLINK(&quot;#B3 In-Out.a5:z5&quot;; 0.3333333333333333333333333333333)" table:style-name="acquired_lot_percent"/>
          <table:table-cell table:formula="=HYPERLINK(&quot;#B3 In-Out.a5:z5&quot;; 3700.00000000000)" table:style-name="acquired_lot_fiat"/>
          <table:table-cell table:formula="=HYPERLINK(&quot;#B3 In-Out.a5:z5&quot;; 33.33333333333333333333333333333)" table:style-name="acquired_lot_fiat"/>
          <table:table-cell table:formula="=HYPERLINK(&quot;#B3 In-Out.a5:z5&quot;; 3700.00000000000)" table:style-name="highlighted_fiat"/>
          <table:table-cell table:formula="=HYPERLINK(&quot;#B3 In-Out.a5:z5&quot;; 11000.00000000000)" table:style-name="acquired_lot_fiat"/>
          <table:table-cell table:formula="=HYPERLINK(&quot;#B3 In-Out.a5:z5&quot;; &quot;&quot;)" table:style-name="acquired_lot_fiat"/>
          <table:table-cell table:formula="=HYPERLINK(&quot;#B3 In-Out.a5:z5&quot;; &quot;2/3: 1.0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2.82" office:value-type="float" table:style-name="transparent_crypto"/>
          <table:table-cell office:value="877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0:z20&quot;; &quot;2019-12-21 12:58:10+00:00&quot;)" table:style-name="taxable_event_alt_default"/>
          <table:table-cell table:formula="=HYPERLINK(&quot;#B3 In-Out.a20:z20&quot;; &quot;INTRA / MOVE&quot;)" table:style-name="taxable_event_alt_default"/>
          <table:table-cell table:formula="=HYPERLINK(&quot;#B3 In-Out.a20:z20&quot;; 1)" table:style-name="taxable_event_alt_percent"/>
          <table:table-cell table:formula="=HYPERLINK(&quot;#B3 In-Out.a20:z20&quot;; 11808.0000000000000000)" table:style-name="highlighted_fiat"/>
          <table:table-cell table:formula="=HYPERLINK(&quot;#B3 In-Out.a20:z20&quot;; 14400.00000000000)" table:style-name="taxable_event_alt_fiat"/>
          <table:table-cell table:formula="=HYPERLINK(&quot;#B3 In-Out.a20:z20&quot;; &quot;&quot;)" table:style-name="taxable_event_alt_fiat"/>
          <table:table-cell table:formula="=HYPERLINK(&quot;#B3 In-Out.a20:z20&quot;; &quot;1/1: 0.82000000 of 0.82000000 B3&quot;)" table:style-name="taxable_event_note_default"/>
          <table:table-cell table:formula="=HYPERLINK(&quot;#B3 In-Out.a5:z5&quot;; &quot;2019-01-01 08:41:00+00:00&quot;)" table:style-name="acquired_lot_default"/>
          <table:table-cell table:formula="=HYPERLINK(&quot;#B3 In-Out.a5:z5&quot;; 0.2733333333333333333333333333333)" table:style-name="acquired_lot_percent"/>
          <table:table-cell table:formula="=HYPERLINK(&quot;#B3 In-Out.a5:z5&quot;; 3034.00000000000)" table:style-name="acquired_lot_fiat"/>
          <table:table-cell table:formula="=HYPERLINK(&quot;#B3 In-Out.a5:z5&quot;; 27.33333333333333333333333333333)" table:style-name="acquired_lot_fiat"/>
          <table:table-cell table:formula="=HYPERLINK(&quot;#B3 In-Out.a5:z5&quot;; 3034.00000000000)" table:style-name="highlighted_fiat"/>
          <table:table-cell table:formula="=HYPERLINK(&quot;#B3 In-Out.a5:z5&quot;; 11000.00000000000)" table:style-name="acquired_lot_fiat"/>
          <table:table-cell table:formula="=HYPERLINK(&quot;#B3 In-Out.a5:z5&quot;; &quot;&quot;)" table:style-name="acquired_lot_fiat"/>
          <table:table-cell table:formula="=HYPERLINK(&quot;#B3 In-Out.a5:z5&quot;; &quot;3/3: 0.82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3.82" office:value-type="float" table:style-name="transparent_crypto"/>
          <table:table-cell office:value="12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:z4&quot;; &quot;2019-12-31 11:18:00+00:00&quot;)" table:style-name="taxable_event_default"/>
          <table:table-cell table:formula="=HYPERLINK(&quot;#B3 In-Out.a4:z4&quot;; &quot;IN / INTEREST&quot;)" table:style-name="taxable_event_default"/>
          <table:table-cell table:formula="=HYPERLINK(&quot;#B3 In-Out.a4:z4&quot;; 1)" table:style-name="taxable_event_percent"/>
          <table:table-cell table:formula="=HYPERLINK(&quot;#B3 In-Out.a4:z4&quot;; 12000.000000000000000)" table:style-name="highlighted_fiat"/>
          <table:table-cell table:formula="=HYPERLINK(&quot;#B3 In-Out.a4:z4&quot;; 12000.00000000000)" table:style-name="taxable_event_fiat"/>
          <table:table-cell table:formula="=HYPERLINK(&quot;#B3 In-Out.a4:z4&quot;; &quot;&quot;)" table:style-name="taxable_event_fiat"/>
          <table:table-cell table:formula="=HYPERLINK(&quot;#B3 In-Out.a4:z4&quot;; &quot;1/1: 1.00000000 of 1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4.82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13:z13&quot;; &quot;2020-01-11 07:10:00+00:00&quot;)" table:style-name="taxable_event_alt_border_default"/>
          <table:table-cell table:formula="=HYPERLINK(&quot;#B3 In-Out.a13:z13&quot;; &quot;OUT / SELL&quot;)" table:style-name="taxable_event_alt_border_default"/>
          <table:table-cell table:formula="=HYPERLINK(&quot;#B3 In-Out.a13:z13&quot;; 1)" table:style-name="taxable_event_alt_border_percent"/>
          <table:table-cell table:formula="=HYPERLINK(&quot;#B3 In-Out.a13:z13&quot;; 12000.000000000000000)" table:style-name="highlighted_border_fiat"/>
          <table:table-cell table:formula="=HYPERLINK(&quot;#B3 In-Out.a13:z13&quot;; 12000.00000000000)" table:style-name="taxable_event_alt_border_fiat"/>
          <table:table-cell table:formula="=HYPERLINK(&quot;#B3 In-Out.a13:z13&quot;; &quot;&quot;)" table:style-name="taxable_event_alt_border_fiat"/>
          <table:table-cell table:formula="=HYPERLINK(&quot;#B3 In-Out.a13:z13&quot;; &quot;1/1: 1.00000000 of 1.00000000 B3&quot;)" table:style-name="taxable_event_note_border_default"/>
          <table:table-cell table:formula="=HYPERLINK(&quot;#B3 In-Out.a4:z4&quot;; &quot;2019-12-31 11:18:00+00:00&quot;)" table:style-name="acquired_lot_alt_border_default"/>
          <table:table-cell table:formula="=HYPERLINK(&quot;#B3 In-Out.a4:z4&quot;; 1)" table:style-name="acquired_lot_alt_border_percent"/>
          <table:table-cell table:formula="=HYPERLINK(&quot;#B3 In-Out.a4:z4&quot;; 12000.000000000000000)" table:style-name="acquired_lot_alt_border_fiat"/>
          <table:table-cell table:formula="=HYPERLINK(&quot;#B3 In-Out.a4:z4&quot;; 0)" table:style-name="acquired_lot_alt_border_fiat"/>
          <table:table-cell table:formula="=HYPERLINK(&quot;#B3 In-Out.a4:z4&quot;; 12000.000000000000000)" table:style-name="highlighted_border_fiat"/>
          <table:table-cell table:formula="=HYPERLINK(&quot;#B3 In-Out.a4:z4&quot;; 12000.00000000000)" table:style-name="acquired_lot_alt_border_fiat"/>
          <table:table-cell table:formula="=HYPERLINK(&quot;#B3 In-Out.a4:z4&quot;; &quot;&quot;)" table:style-name="acquired_lot_alt_border_fiat"/>
          <table:table-cell table:formula="=HYPERLINK(&quot;#B3 In-Out.a4:z4&quot;; &quot;1/1: 1.00000000 of 1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13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5:z5&quot;; &quot;2020-02-01 09:45:00+00:00&quot;)" table:style-name="taxable_event_default"/>
          <table:table-cell table:formula="=HYPERLINK(&quot;#B3 In-Out.a5:z5&quot;; &quot;IN / INTEREST&quot;)" table:style-name="taxable_event_default"/>
          <table:table-cell table:formula="=HYPERLINK(&quot;#B3 In-Out.a5:z5&quot;; 1)" table:style-name="taxable_event_percent"/>
          <table:table-cell table:formula="=HYPERLINK(&quot;#B3 In-Out.a5:z5&quot;; 13000.000000000000000)" table:style-name="highlighted_fiat"/>
          <table:table-cell table:formula="=HYPERLINK(&quot;#B3 In-Out.a5:z5&quot;; 13000.00000000000)" table:style-name="taxable_event_fiat"/>
          <table:table-cell table:formula="=HYPERLINK(&quot;#B3 In-Out.a5:z5&quot;; &quot;&quot;)" table:style-name="taxable_event_fiat"/>
          <table:table-cell table:formula="=HYPERLINK(&quot;#B3 In-Out.a5:z5&quot;; &quot;1/1: 1.00000000 of 1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6.82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20-02-12 17:50:00+00:00&quot;)" table:style-name="taxable_event_alt_default"/>
          <table:table-cell table:formula="=HYPERLINK(&quot;#B3 In-Out.a14:z14&quot;; &quot;OUT / SELL&quot;)" table:style-name="taxable_event_alt_default"/>
          <table:table-cell table:formula="=HYPERLINK(&quot;#B3 In-Out.a14:z14&quot;; 1)" table:style-name="taxable_event_alt_percent"/>
          <table:table-cell table:formula="=HYPERLINK(&quot;#B3 In-Out.a14:z14&quot;; 13000.000000000000000)" table:style-name="highlighted_fiat"/>
          <table:table-cell table:formula="=HYPERLINK(&quot;#B3 In-Out.a14:z14&quot;; 13000.00000000000)" table:style-name="taxable_event_alt_fiat"/>
          <table:table-cell table:formula="=HYPERLINK(&quot;#B3 In-Out.a14:z14&quot;; &quot;&quot;)" table:style-name="taxable_event_alt_fiat"/>
          <table:table-cell table:formula="=HYPERLINK(&quot;#B3 In-Out.a14:z14&quot;; &quot;1/1: 1.00000000 of 1.00000000 B3&quot;)" table:style-name="taxable_event_note_default"/>
          <table:table-cell table:formula="=HYPERLINK(&quot;#B3 In-Out.a5:z5&quot;; &quot;2020-02-01 09:45:00+00:00&quot;)" table:style-name="acquired_lot_default"/>
          <table:table-cell table:formula="=HYPERLINK(&quot;#B3 In-Out.a5:z5&quot;; 1)" table:style-name="acquired_lot_percent"/>
          <table:table-cell table:formula="=HYPERLINK(&quot;#B3 In-Out.a5:z5&quot;; 13000.000000000000000)" table:style-name="acquired_lot_fiat"/>
          <table:table-cell table:formula="=HYPERLINK(&quot;#B3 In-Out.a5:z5&quot;; 0)" table:style-name="acquired_lot_fiat"/>
          <table:table-cell table:formula="=HYPERLINK(&quot;#B3 In-Out.a5:z5&quot;; 13000.000000000000000)" table:style-name="highlighted_fiat"/>
          <table:table-cell table:formula="=HYPERLINK(&quot;#B3 In-Out.a5:z5&quot;; 13000.00000000000)" table:style-name="acquired_lot_fiat"/>
          <table:table-cell table:formula="=HYPERLINK(&quot;#B3 In-Out.a5:z5&quot;; &quot;&quot;)" table:style-name="acquired_lot_fiat"/>
          <table:table-cell table:formula="=HYPERLINK(&quot;#B3 In-Out.a5:z5&quot;; &quot;1/1: 1.0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acquired_lot_percent"/>
          <table:table-cell office:value-type="string" table:style-name="transparent_default">
            <text:p>2020-02-01 09:10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1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20.0" office:value-type="float" table:style-name="taxable_event_fiat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6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Fee-only trans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28.8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FEE</text:p>
          </table:table-cell>
          <table:table-cell office:value="3.0" office:value-type="float" table:style-name="transparent_crypto"/>
          <table:table-cell office:value="60.0" office:value-type="float" table:style-name="taxable_event_fiat"/>
          <table:table-cell office:value="31.2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crypto"/>
          <table:table-cell office:value="8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8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81818181818182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9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20-03-11 17:50:00+00:00&quot;)" table:style-name="taxable_event_default"/>
          <table:table-cell table:formula="=HYPERLINK(&quot;#B4 In-Out.a11:z11&quot;; &quot;OUT / FEE&quot;)" table:style-name="taxable_event_default"/>
          <table:table-cell table:formula="=HYPERLINK(&quot;#B4 In-Out.a11:z11&quot;; 0.3333333333333333333333333333333)" table:style-name="taxable_event_percent"/>
          <table:table-cell table:formula="=HYPERLINK(&quot;#B4 In-Out.a11:z11&quot;; 20.000000000000000000)" table:style-name="highlighted_fiat"/>
          <table:table-cell table:formula="=HYPERLINK(&quot;#B4 In-Out.a11:z11&quot;; 20.00000000000)" table:style-name="taxable_event_fiat"/>
          <table:table-cell table:formula="=HYPERLINK(&quot;#B4 In-Out.a11:z11&quot;; &quot;&quot;)" table:style-name="taxable_event_fiat"/>
          <table:table-cell table:formula="=HYPERLINK(&quot;#B4 In-Out.a11:z11&quot;; &quot;1/2: 1.00000000 of 3.00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1)" table:style-name="acquired_lot_percent"/>
          <table:table-cell table:formula="=HYPERLINK(&quot;#B4 In-Out.a4:z4&quot;; 11.000000000000000000)" table:style-name="acquired_lot_fiat"/>
          <table:table-cell table:formula="=HYPERLINK(&quot;#B4 In-Out.a4:z4&quot;; 1.00000000000)" table:style-name="acquired_lot_fiat"/>
          <table:table-cell table:formula="=HYPERLINK(&quot;#B4 In-Out.a4:z4&quot;; 11.000000000000000000)" table:style-name="highlighted_fiat"/>
          <table:table-cell table:formula="=HYPERLINK(&quot;#B4 In-Out.a4:z4&quot;; 1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1: 1.0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19.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20-03-11 17:50:00+00:00&quot;)" table:style-name="taxable_event_default"/>
          <table:table-cell table:formula="=HYPERLINK(&quot;#B4 In-Out.a11:z11&quot;; &quot;OUT / FEE&quot;)" table:style-name="taxable_event_default"/>
          <table:table-cell table:formula="=HYPERLINK(&quot;#B4 In-Out.a11:z11&quot;; 0.6666666666666666666666666666667)" table:style-name="taxable_event_percent"/>
          <table:table-cell table:formula="=HYPERLINK(&quot;#B4 In-Out.a11:z11&quot;; 40.00000000000000000)" table:style-name="highlighted_fiat"/>
          <table:table-cell table:formula="=HYPERLINK(&quot;#B4 In-Out.a11:z11&quot;; 20.00000000000)" table:style-name="taxable_event_fiat"/>
          <table:table-cell table:formula="=HYPERLINK(&quot;#B4 In-Out.a11:z11&quot;; &quot;&quot;)" table:style-name="taxable_event_fiat"/>
          <table:table-cell table:formula="=HYPERLINK(&quot;#B4 In-Out.a11:z11&quot;; &quot;2/2: 2.00000000 of 3.00000000 B4&quot;)" table:style-name="taxable_event_note_default"/>
          <table:table-cell table:formula="=HYPERLINK(&quot;#B4 In-Out.a5:z5&quot;; &quot;2020-02-01 09:10:00+00:00&quot;)" table:style-name="acquired_lot_alt_default"/>
          <table:table-cell table:formula="=HYPERLINK(&quot;#B4 In-Out.a5:z5&quot;; 0.2)" table:style-name="acquired_lot_alt_percent"/>
          <table:table-cell table:formula="=HYPERLINK(&quot;#B4 In-Out.a5:z5&quot;; 20.20000000000000000)" table:style-name="acquired_lot_alt_fiat"/>
          <table:table-cell table:formula="=HYPERLINK(&quot;#B4 In-Out.a5:z5&quot;; 0.200000000000)" table:style-name="acquired_lot_alt_fiat"/>
          <table:table-cell table:formula="=HYPERLINK(&quot;#B4 In-Out.a5:z5&quot;; 20.20000000000000000)" table:style-name="highlighted_fiat"/>
          <table:table-cell table:formula="=HYPERLINK(&quot;#B4 In-Out.a5:z5&quot;; 1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1: 2.00000000 of 10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11T16:13:51.091984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